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8.795cm"/>
    </style:style>
    <style:style style:name="Tableau1.B" style:family="table-column">
      <style:table-column-properties style:column-width="8.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595cm" fo:margin-left="0cm" table:align="left"/>
    </style:style>
    <style:style style:name="Tableau2.A" style:family="table-column">
      <style:table-column-properties style:column-width="8.795cm"/>
    </style:style>
    <style:style style:name="Tableau2.B" style:family="table-column">
      <style:table-column-properties style:column-width="8.8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2016a5"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25280d" officeooo:paragraph-rsid="0025280d" style:font-weight-asian="normal" style:font-weight-complex="normal"/>
    </style:style>
    <style:style style:name="P5" style:family="paragraph" style:parent-style-name="Standard">
      <style:text-properties fo:font-weight="normal" officeooo:rsid="002584ef" officeooo:paragraph-rsid="002584ef" style:font-weight-asian="normal" style:font-weight-complex="normal"/>
    </style:style>
    <style:style style:name="P6" style:family="paragraph" style:parent-style-name="Standard">
      <style:text-properties fo:font-weight="normal" officeooo:rsid="0026db59" officeooo:paragraph-rsid="0026db59" style:font-weight-asian="normal" style:font-weight-complex="normal"/>
    </style:style>
    <style:style style:name="P7" style:family="paragraph" style:parent-style-name="Standard">
      <style:text-properties officeooo:paragraph-rsid="0021d4e8"/>
    </style:style>
    <style:style style:name="P8" style:family="paragraph" style:parent-style-name="Standard">
      <style:text-properties fo:font-style="italic" fo:font-weight="normal" officeooo:rsid="0025280d" officeooo:paragraph-rsid="0025280d" style:font-style-asian="italic" style:font-weight-asian="normal" style:font-style-complex="italic" style:font-weight-complex="normal"/>
    </style:style>
    <style:style style:name="P9" style:family="paragraph" style:parent-style-name="Standard">
      <style:text-properties fo:font-style="italic" fo:font-weight="normal" officeooo:rsid="002584ef" officeooo:paragraph-rsid="002584ef" style:font-style-asian="italic" style:font-weight-asian="normal" style:font-style-complex="italic" style:font-weight-complex="normal"/>
    </style:style>
    <style:style style:name="P10" style:family="paragraph" style:parent-style-name="Standard">
      <style:text-properties officeooo:rsid="0026db59" officeooo:paragraph-rsid="0026db59"/>
    </style:style>
    <style:style style:name="P11" style:family="paragraph" style:parent-style-name="Table_20_Contents">
      <style:text-properties fo:font-weight="bold" officeooo:rsid="002016a5" officeooo:paragraph-rsid="002016a5" style:font-weight-asian="bold" style:font-weight-complex="bold"/>
    </style:style>
    <style:style style:name="P12" style:family="paragraph" style:parent-style-name="Table_20_Contents">
      <style:text-properties officeooo:rsid="00242a75" officeooo:paragraph-rsid="00242a75"/>
    </style:style>
    <style:style style:name="P13" style:family="paragraph" style:parent-style-name="Table_20_Contents">
      <style:text-properties officeooo:rsid="00242a75" officeooo:paragraph-rsid="0026db59"/>
    </style:style>
    <style:style style:name="P14" style:family="paragraph" style:parent-style-name="Table_20_Contents">
      <style:text-properties officeooo:rsid="0025280d" officeooo:paragraph-rsid="0025280d"/>
    </style:style>
    <style:style style:name="P15" style:family="paragraph" style:parent-style-name="Table_20_Contents">
      <style:text-properties officeooo:rsid="0025280d" officeooo:paragraph-rsid="0026db59"/>
    </style:style>
    <style:style style:name="P16" style:family="paragraph" style:parent-style-name="Table_20_Contents">
      <style:text-properties officeooo:rsid="0026db59" officeooo:paragraph-rsid="0026db59"/>
    </style:style>
    <style:style style:name="T1" style:family="text">
      <style:text-properties fo:font-weight="normal" style:font-weight-asian="normal" style:font-weight-complex="normal"/>
    </style:style>
    <style:style style:name="T2" style:family="text">
      <style:text-properties fo:font-weight="normal" officeooo:rsid="0021d4e8" style:font-weight-asian="normal" style:font-weight-complex="normal"/>
    </style:style>
    <style:style style:name="T3" style:family="text">
      <style:text-properties fo:font-weight="normal" officeooo:rsid="0022ea57" style:font-weight-asian="normal"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26db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Une mauvaise odeur dans les attributs [/6]</text:p>
      <text:p text:style-name="P1">En examinant la classe « AppointmentsData », vous pouvez remarquer que la pertinence de</text:p>
      <text:p text:style-name="P1">celle-ci n’est pas très grande, puisqu’elle ne fait pas grand chose. Vous remarquez aussi que</text:p>
      <text:p text:style-name="P1">celle-ci est un attribut de la classe « Appointments » qui permet de gérer les informations</text:p>
      <text:p text:style-name="P1">afférentes aux rendez-vous.</text:p>
      <text:p text:style-name="P1">1) Identifier le/les odeur(s) qui se cache(nt) derrière cela et expliquez pourquoi c’est</text:p>
      <text:p text:style-name="P1">grave. ​ [/0.5]</text:p>
      <text:p text:style-name="P1"/>
      <text:p text:style-name="P7"><text:span text:style-name="T2">C’est une classe qui contient des attributs appartenant à une autre classe et des méthodes qui devraient aller dans un autre classe (Appointments). C’est un peu comme une ‘data class’. Le but d’une classe est d’isoler ou de faciliter la réutilisation. Séparer </text:span><text:span text:style-name="T3">une classe en deux ne facilite pas la réutilisation et n’isole pas les attributs puisqu’ils sont présents dans deux classes.</text:span></text:p>
      <text:p text:style-name="P7"><text:span text:style-name="T1"><text:tab/></text:span></text:p>
      <text:p text:style-name="P1">2) Identifiez le/les nom.s des restructurations nécessaires pour enlever cette odeur du</text:p>
      <text:p text:style-name="P1">code. [ ​ /0.5]</text:p>
      <text:p text:style-name="P1"/>
      <text:p text:style-name="P8"><text:span text:style-name="T5">Déplacer les attributs et méthodes entre les classes. ‘</text:span>Moving Features between Objects(Inline Class)’</text:p>
      <text:p text:style-name="P4"/>
      <text:p text:style-name="P3"/>
      <text:p text:style-name="P1"/>
      <text:p text:style-name="P1">3) Identifiez les étapes que vous allez suivre pour restructurer cette odeur. Utilisez le</text:p>
      <text:p text:style-name="P1">même format du tableau ci‐dessous, dans lequel vous décomposez la restructuration</text:p>
      <text:p text:style-name="P1">globale en étapes plus simples. ​ [/1]</text:p>
      <table:table table:name="Tableau1" table:style-name="Tableau1">
        <table:table-column table:style-name="Tableau1.A"/>
        <table:table-column table:style-name="Tableau1.B"/>
        <table:table-row>
          <table:table-cell table:style-name="Tableau1.A1" office:value-type="string">
            <text:p text:style-name="P11">Étape</text:p>
          </table:table-cell>
          <table:table-cell table:style-name="Tableau1.B1" office:value-type="string">
            <text:p text:style-name="P11">Description</text:p>
          </table:table-cell>
        </table:table-row>
        <table:table-row>
          <table:table-cell table:style-name="Tableau1.A2" office:value-type="string">
            <text:p text:style-name="P16">1.</text:p>
          </table:table-cell>
          <table:table-cell table:style-name="Tableau1.B2" office:value-type="string">
            <text:p text:style-name="P12"><text:span text:style-name="T7">Copi</text:span>er <text:span text:style-name="T7">les</text:span> méthode<text:span text:style-name="T7">s</text:span> à la bonne place et l<text:span text:style-name="T7">es</text:span> méthode<text:span text:style-name="T7">s</text:span> originale<text:span text:style-name="T7">s</text:span> f<text:span text:style-name="T7">on</text:span>t appel à celle<text:span text:style-name="T7">s</text:span>-ci<text:span text:style-name="T7">s</text:span>.</text:p>
          </table:table-cell>
        </table:table-row>
        <table:table-row>
          <table:table-cell table:style-name="Tableau1.A2" office:value-type="string">
            <text:p text:style-name="P10">2.</text:p>
          </table:table-cell>
          <table:table-cell table:style-name="Tableau1.B2" office:value-type="string">
            <text:p text:style-name="P13"><text:span text:style-name="T7">Copi</text:span>er l’attribut dans la bonne classe <text:span text:style-name="T7">et modifier les méthodes afin qu’ils utilisent cet attribut</text:span>.</text:p>
          </table:table-cell>
        </table:table-row>
        <table:table-row>
          <table:table-cell table:style-name="Tableau1.A2" office:value-type="string">
            <text:p text:style-name="P16">3.</text:p>
          </table:table-cell>
          <table:table-cell table:style-name="Tableau1.B2" office:value-type="string">
            <text:p text:style-name="P12">On élimine l<text:span text:style-name="T7">es</text:span> méthode<text:span text:style-name="T7">s</text:span> qui était à la mauvaise place <text:span text:style-name="T7">ainsi que l’attribut</text:span>.</text:p>
          </table:table-cell>
        </table:table-row>
        <table:table-row>
          <table:table-cell table:style-name="Tableau1.A2" office:value-type="string">
            <text:p text:style-name="P16">4.</text:p>
          </table:table-cell>
          <table:table-cell table:style-name="Tableau1.B2" office:value-type="string">
            <text:p text:style-name="P12">Éliminer la classe qui était inutile.</text:p>
          </table:table-cell>
        </table:table-row>
      </table:table>
      <text:p text:style-name="P1"/>
      <text:p text:style-name="P1">4) Restructurez le code source et copiez la/les classe(s) modifiée(s) dans le rapport (le</text:p>
      <text:p text:style-name="P1">header et le cpp files). ​ [/2]</text:p>
      <text:p text:style-name="P3"/>
      <text:p text:style-name="P3"/>
      <text:p text:style-name="P3"/>
      <text:p text:style-name="P1">5) Compilez, essayez de créer un nouveau rendez-vous et essayez de voir si ce nouveau</text:p>
      <text:p text:style-name="P1">rendez-vous est dans la liste de rendez-vous. Veuillez ajouter des captures d’écrans des</text:p>
      <text:p text:style-name="P1">résultats de ces tests fonctionnels dans le rapport, afin de prouver la validité de vos</text:p>
      <text:p text:style-name="P1">modifications. [ ​ /1]</text:p>
      <text:p text:style-name="P3"/>
      <text:p text:style-name="P3"/>
      <text:p text:style-name="P3"/>
      <text:p text:style-name="P1">6) Faites un commit de votre code source, et une capture d’écran de ce commit dans le</text:p>
      <text:p text:style-name="P1">rapport (Le résultat de la commande « git add, commit, et push »). ​ [/1]</text:p>
      <text:p text:style-name="P3"/>
      <text:p text:style-name="P3"><text:soft-page-break/></text:p>
      <text:p text:style-name="P3"/>
      <text:p text:style-name="P1">E2) Une mauvaise odeur dans les méthodes [/6]</text:p>
      <text:p text:style-name="P1">En examinant la méthode « void Appointments::display() », vous vous rendez compte que</text:p>
      <text:p text:style-name="P1">cette méthode fait, l’un à la suite de l’autre, beaucoup de choses différentes et mériterait d’être un peu raccourci, afin de gagner en lisibilité.</text:p>
      <text:p text:style-name="P1">1) Identifier le/les odeur(s) qui se cache(nt) derrière cela et expliquez pourquoi c’est</text:p>
      <text:p text:style-name="P1">grave. ​ [/0.5]</text:p>
      <text:p text:style-name="P3"/>
      <text:p text:style-name="P5">La méthode est trop longue (<text:span text:style-name="T6">Long method</text:span><text:span text:style-name="T5">), une méthode qui contient trop de lignes diminue la lisibilité et diminue aussi la maintenabilité du code. À la longue, la méthode accumulera de plus en plus de lignes et deviendra une méthode monstre.</text:span></text:p>
      <text:p text:style-name="P3"/>
      <text:p text:style-name="P3"/>
      <text:p text:style-name="P1">2) Identifiez le/les nom.s des restructurations nécessaires pour enlever ce(s) odeur(s) du</text:p>
      <text:p text:style-name="P1">code. [ ​ /0.5]</text:p>
      <text:p text:style-name="P3"/>
      <text:p text:style-name="P9"><text:span text:style-name="T5">Méthode d’extraction du code.</text:span>(Extract Method)</text:p>
      <text:p text:style-name="P3"/>
      <text:p text:style-name="P3"/>
      <text:p text:style-name="P1">3) Planifiez, étape par étape, comment restructurer cette odeur, dans le même format du</text:p>
      <text:p text:style-name="P2">tableau de l’exercice E1. ​ [/1]</text:p>
      <table:table table:name="Tableau2" table:style-name="Tableau2">
        <table:table-column table:style-name="Tableau2.A"/>
        <table:table-column table:style-name="Tableau2.B"/>
        <table:table-row>
          <table:table-cell table:style-name="Tableau2.A1" office:value-type="string">
            <text:p text:style-name="P11">Étape</text:p>
          </table:table-cell>
          <table:table-cell table:style-name="Tableau2.B1" office:value-type="string">
            <text:p text:style-name="P11">Description</text:p>
          </table:table-cell>
        </table:table-row>
        <table:table-row>
          <table:table-cell table:style-name="Tableau2.A2" office:value-type="string">
            <text:p text:style-name="P16">1.</text:p>
          </table:table-cell>
          <table:table-cell table:style-name="Tableau2.B2" office:value-type="string">
            <text:p text:style-name="P16">Créer quatre nouvelles méthodes (dans le .h et .cpp).</text:p>
          </table:table-cell>
        </table:table-row>
        <table:table-row>
          <table:table-cell table:style-name="Tableau2.A2" office:value-type="string">
            <text:p text:style-name="P16">2.</text:p>
          </table:table-cell>
          <table:table-cell table:style-name="Tableau2.B2" office:value-type="string">
            <text:p text:style-name="P16">Copier le code superflu dans les nouvelles méthodes.</text:p>
          </table:table-cell>
        </table:table-row>
        <table:table-row>
          <table:table-cell table:style-name="Tableau2.A2" office:value-type="string">
            <text:p text:style-name="P16">3.</text:p>
          </table:table-cell>
          <table:table-cell table:style-name="Tableau2.B2" office:value-type="string">
            <text:p text:style-name="P16">Effacer le code superflu dans la méthode initiale et appeler les nouvelles méthodes à partir de l’ancienne.</text:p>
          </table:table-cell>
        </table:table-row>
      </table:table>
      <text:p text:style-name="P2"/>
      <text:p text:style-name="P1"/>
      <text:p text:style-name="P1">4) Restructurez le code source de cette méthode. Copiez dans le rapport le nouveau code</text:p>
      <text:p text:style-name="P1">de la méthode, ainsi que d’autres méthodes si vous en créez des nouvelles ou si vous</text:p>
      <text:p text:style-name="P1">modifiez d’autres méthodes dans cette restructuration. ​ [/2]</text:p>
      <text:p text:style-name="P3"/>
      <text:p text:style-name="P3"/>
      <text:p text:style-name="P3"/>
      <text:p text:style-name="P1">45) Compilez et exécutez votre logiciel. Veuillez ajouter des captures d’écrans dans le</text:p>
      <text:p text:style-name="P1">rapport qui prouve le bon fonctionnement du tout. [ ​ /1]</text:p>
      <text:p text:style-name="P3"/>
      <text:p text:style-name="P3"/>
      <text:p text:style-name="P3"/>
      <text:p text:style-name="P1">6) Faites un commit de votre code source, et une capture d’écran de ce commit dans le</text:p>
      <text:p text:style-name="P1">rapport. ​ [/1]</text:p>
      <text:p text:style-name="P3"/>
      <text:p text:style-name="P3"/>
      <text:p text:style-name="P3"><text:soft-page-break/></text:p>
      <text:p text:style-name="P1">E3) Utilisation des variables [/6]</text:p>
      <text:p text:style-name="P1">Afin d’améliorer la compréhension et la lisibilité du code, il est important de minimiser le</text:p>
      <text:p text:style-name="P1">span, la durée de vie et la portée des différentes variables:</text:p>
      <text:p text:style-name="P1">1) Calculez le span, la durée de vie et la portée des variables « choice » et « loggedInUser</text:p>
      <text:p text:style-name="P1">» dans la méthode « main » dans « main.cpp ». Ne comptez pas les lignes vides. Les</text:p>
      <text:p text:style-name="P1">accolades et les commentaires comptent comme des lignes. [ ​ /0.5]</text:p>
      <text:p text:style-name="P6">Le span est de </text:p>
      <text:p text:style-name="P3"/>
      <text:p text:style-name="P3"/>
      <text:p text:style-name="P1">2) Interprétez les résultats, et trouvez la variable (parmi les deux citées en dessus) qui</text:p>
      <text:p text:style-name="P1">bénéficiera le plus de la restructuration. [ ​ /0.5]</text:p>
      <text:p text:style-name="P3"/>
      <text:p text:style-name="P3"/>
      <text:p text:style-name="P3"/>
      <text:p text:style-name="P1">3) Proposez des restructurations de votre fonction main pour améliorer l’utilisation de</text:p>
      <text:p text:style-name="P1">cette variable, en utilisant le même format du tableau de l’exercice E1. Notez qu’il faut</text:p>
      <text:p text:style-name="P1">tout autant minimiser le span, que la durée de vie et la portée. [ ​ /1]</text:p>
      <text:p text:style-name="P3"/>
      <text:p text:style-name="P3"/>
      <text:p text:style-name="P3"/>
      <text:p text:style-name="P1">4) Effectuez cette restructuration dans la méthode « main ». Faites une capture d’écran</text:p>
      <text:p text:style-name="P1">(ou copiez le code) de votre nouveau code source. ​ [/2]</text:p>
      <text:p text:style-name="P3"/>
      <text:p text:style-name="P3"/>
      <text:p text:style-name="P3"/>
      <text:p text:style-name="P1">5) Compilez et testez manuellement les opérations (de l’opération 0 à 3) de la méthode «</text:p>
      <text:p text:style-name="P1">main », veuillez prendre des captures d’écrans de vos tests. ​ [/1]</text:p>
      <text:p text:style-name="P3"/>
      <text:p text:style-name="P3"/>
      <text:p text:style-name="P3"/>
      <text:p text:style-name="P1">6) Faites un commit de votre code source, et une capture d’écran de ce commit dans le</text:p>
      <text:p text:style-name="P1">rapport. ​ [/1]</text:p>
      <text:p text:style-name="P3"/>
      <text:p text:style-name="P3"/>
      <text:p text:style-name="P3"/>
      <text:p text:style-name="P1">E4) Tests [/2]</text:p>
      <text:p text:style-name="P1">À la remise, assurez vous que les commandes ​ make et ​ make test fonctionnent correctement.</text:p>
      <text:p text:style-name="P1">Assurez-vous que tous les ​ tests unitaires soient valides et effectuez des ​ tests fonctionnels sur le</text:p>
      <text:p text:style-name="P1">programme, afin de vous assurer que vous n’ayez introduit aucune régression logicielle. Il n’est</text:p>
      <text:p text:style-name="P1">pas nécessaire de fournir de capture d’écran, mais ​le tout sera testé lors de la correction et devra</text:p>
      <text:p text:style-name="P1">être fonctionnel.</text:p>
      <text:p text:style-name="P1">BONUS) Repérez une mauvaise odeur importante qui n’a pas été répertorié</text:p>
      <text:p text:style-name="P1">ci-haut [+1]</text:p>
      <text:p text:style-name="P1">Essayez de trouver une mauvaise odeure grave n’importe où dans le code source et indiquez le</text:p>
      <text:p text:style-name="P1">nom de la restructuration nécessaire qui permettrait d’obtenir un code plus sain (sans toutefois</text:p>
      <text:p text:style-name="P1">restructurer le code). Veillez à trouver une mauvaise odeure qui est gr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style:list-level-properties>
        <style:text-properties fo:font-family="'Wingdings 3'"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11:32:45.405737575</meta:creation-date>
    <dc:date>2019-11-30T13:31:00.455556625</dc:date>
    <meta:editing-duration>PT6M29S</meta:editing-duration>
    <meta:editing-cycles>2</meta:editing-cycles>
    <meta:generator>LibreOffice/6.2.6.2$Linux_X86_64 LibreOffice_project/20$Build-2</meta:generator>
    <meta:document-statistic meta:table-count="2" meta:image-count="0" meta:object-count="0" meta:page-count="3" meta:paragraph-count="88" meta:word-count="941" meta:character-count="5725" meta:non-whitespace-character-count="4824"/>
  </office:meta>
</office:document-meta>
</file>